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44ba8" officeooo:paragraph-rsid="00044ba8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normal" officeooo:rsid="00044ba8" officeooo:paragraph-rsid="00044b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92e31" officeooo:paragraph-rsid="00092e3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0a2dd2" officeooo:paragraph-rsid="000a2dd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0a5308" officeooo:paragraph-rsid="000a530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0b9445" officeooo:paragraph-rsid="000b944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0d8e4d" officeooo:paragraph-rsid="000d8e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0ea87c" officeooo:paragraph-rsid="000ea87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09ad1" officeooo:paragraph-rsid="00109ad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0ae78" officeooo:paragraph-rsid="0010ae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0b1c8" officeooo:paragraph-rsid="0010b1c8" style:font-size-asian="10.5pt" style:font-weight-asian="normal" style:font-size-complex="12pt" style:font-weight-complex="normal"/>
    </style:style>
    <style:style style:name="T1" style:family="text">
      <style:text-properties officeooo:rsid="0005eec5"/>
    </style:style>
    <style:style style:name="T2" style:family="text">
      <style:text-properties officeooo:rsid="0009438b"/>
    </style:style>
    <style:style style:name="T3" style:family="text">
      <style:text-properties officeooo:rsid="0010b1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3 NOTES</text:p>
      <text:p text:style-name="P1"/>
      <text:p text:style-name="P2">Python “Playground” (Re<text:span text:style-name="T1">ad Evaluate Print Loop</text:span>) in Terminal write python3</text:p>
      <text:p text:style-name="P2"><text:tab/>Can execute any valid python code in here.</text:p>
      <text:p text:style-name="P2"><text:tab/>To exit type exit() or do ctrl <text:span text:style-name="T1">D</text:span></text:p>
      <text:p text:style-name="P2"><text:tab/><text:span text:style-name="T1">ctrl L to clear terminal screen</text:span></text:p>
      <text:p text:style-name="P2"><text:tab/><text:span text:style-name="T1">for help type help()</text:span></text:p>
      <text:p text:style-name="P2"><text:tab/></text:p>
      <text:p text:style-name="P3">EVERYTHING IN PYTHON IS AN OBJECT</text:p>
      <text:p text:style-name="P3"><text:tab/><text:span text:style-name="T2">eg a string is a text object</text:span></text:p>
      <text:p text:style-name="P4">With strings can use ‘’ or “”</text:p>
      <text:p text:style-name="P4"/>
      <text:p text:style-name="P5">Use “”” “”” for commenting</text:p>
      <text:p text:style-name="P5"/>
      <text:p text:style-name="P6">Inputs are arguments</text:p>
      <text:p text:style-name="P6">Outputs are return values</text:p>
      <text:p text:style-name="P6">Function is where a series of steps are carried out on the argument(s) and it returns the return value(s). To run the function, it is called or invoked.</text:p>
      <text:p text:style-name="P6"/>
      <text:p text:style-name="P7">In the print function example we pass the argument of a string to the print function, or invoke the function.</text:p>
      <text:p text:style-name="P7"/>
      <text:p text:style-name="P8">Use a comma to separate arguments contained within parantheses print(3, 5, 7)</text:p>
      <text:p text:style-name="P8"/>
      <text:p text:style-name="P9">Parameter is a name for an expected argument <text:span text:style-name="T3">that is going to be passed </text:span>to a function</text:p>
      <text:p text:style-name="P10">Keyword parameter sep= allows you to use a string instead of a default space eg sep=”!” wil give a ! instead of a space.</text:p>
      <text:p text:style-name="P11">Default sep is sep=” “</text:p>
      <text:p text:style-name="P11">Default end is end=”/n”</text:p>
      <text:p text:style-name="P11">sep=”**” sep is the parameter and ** is the argument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0:56:19.023730716</meta:creation-date>
    <dc:date>2020-02-04T10:03:46.709028530</dc:date>
    <meta:editing-duration>PT1H5M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91" meta:character-count="1019" meta:non-whitespace-character-count="842"/>
  </office:meta>
</office:document-meta>
</file>